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ermission_20_table_20__28_web_29_">
      <style:table-properties table:display="true" style:writing-mode="lr-tb"/>
    </style:style>
    <style:style style:name="ta2" style:family="table" style:master-page-name="PageStyle_5f_Permission_20_table_20__28_mobile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mission table (web)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rmission table (web)</text:p>
          </table:table-cell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Logged out user</text:p>
          </table:table-cell>
          <table:table-cell table:style-name="ce2" office:value-type="string" calcext:value-type="string">
            <text:p>Recruiter</text:p>
          </table:table-cell>
          <table:table-cell table:style-name="ce2" office:value-type="string" calcext:value-type="string">
            <text:p>Candidat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 companies</text:p>
          </table:table-cell>
          <table:table-cell table:number-columns-repeated="3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 engineers</text:p>
          </table:table-cell>
          <table:table-cell table:number-columns-repeated="3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ndidates</text:p>
          </table:table-cell>
          <table:table-cell table:number-columns-repeated="3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bs</text:p>
          </table:table-cell>
          <table:table-cell table:number-columns-repeated="3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In</text:p>
          </table:table-cell>
          <table:table-cell table:style-name="ce6" office:value-type="string" calcext:value-type="string">
            <text:p>Allowded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up</text:p>
          </table:table-cell>
          <table:table-cell table:style-name="ce6" office:value-type="string" calcext:value-type="string">
            <text:p>Allowded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oter</text:p>
          </table:table-cell>
          <table:table-cell table:number-columns-repeated="3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ts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files list filters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Сandidate profile card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eview profile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it profile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ring management</text:p>
          </table:table-cell>
          <table:table-cell table:style-name="ce7" office:value-type="string" calcext:value-type="string">
            <text:p>Unallowed</text:p>
          </table:table-cell>
          <table:table-cell table:style-name="ce6" office:value-type="string" calcext:value-type="string">
            <text:p>Allowded</text:p>
          </table:table-cell>
          <table:table-cell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ccount settings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out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witter link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[Feedback] button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 table:number-rows-repeated="14">
          <table:table-cell table:style-name="ce4" table:number-columns-repeated="4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mission table (mobile)" table:style-name="ta2"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rmission table (mobile)</text:p>
          </table:table-cell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Logged out user</text:p>
          </table:table-cell>
          <table:table-cell table:style-name="ce2" office:value-type="string" calcext:value-type="string">
            <text:p>Recruiter</text:p>
          </table:table-cell>
          <table:table-cell table:style-name="ce2" office:value-type="string" calcext:value-type="string">
            <text:p>Candidat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In</text:p>
          </table:table-cell>
          <table:table-cell table:style-name="ce6" office:value-type="string" calcext:value-type="string">
            <text:p>Allowded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Up</text:p>
          </table:table-cell>
          <table:table-cell table:style-name="ce6" office:value-type="string" calcext:value-type="string">
            <text:p>Allowded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t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file' link</text:p>
          </table:table-cell>
          <table:table-cell table:style-name="ce7" office:value-type="string" calcext:value-type="string">
            <text:p>Unallowed</text:p>
          </table:table-cell>
          <table:table-cell table:number-columns-repeated="2"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le' page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pectations' page</text:p>
          </table:table-cell>
          <table:table-cell table:number-columns-repeated="2" table:style-name="ce7" office:value-type="string" calcext:value-type="string">
            <text:p>Unallowed</text:p>
          </table:table-cell>
          <table:table-cell table:style-name="ce6" office:value-type="string" calcext:value-type="string">
            <text:p>Allowd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mpany details' page</text:p>
          </table:table-cell>
          <table:table-cell table:style-name="ce7" office:value-type="string" calcext:value-type="string">
            <text:p>Unallowed</text:p>
          </table:table-cell>
          <table:table-cell table:style-name="ce6" office:value-type="string" calcext:value-type="string">
            <text:p>Allowded</text:p>
          </table:table-cell>
          <table:table-cell table:style-name="ce7" office:value-type="string" calcext:value-type="string">
            <text:p>Unallow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n out</text:p>
          </table:table-cell>
          <table:table-cell table:style-name="ce7" office:value-type="string" calcext:value-type="string">
            <text:p>Unallowed</text:p>
          </table:table-cell>
          <table:table-cell table:style-name="ce6" office:value-type="string" calcext:value-type="string">
            <text:p>Allowded</text:p>
          </table:table-cell>
          <table:table-cell table:style-name="ce6" office:value-type="string" calcext:value-type="string">
            <text:p>Unallowed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mission_20_table_20__28_web_29_" style:display-name="PageStyle_Permission table (web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ission_20_table_20__28_mobile_29_" style:display-name="PageStyle_Permission table (mobil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" meta:object-count="0"/>
    <meta:generator>LibreOfficeDev/6.0.5.2$Linux_X86_64 LibreOffice_project/</meta:generator>
  </office:meta>
</office:document-meta>
</file>